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abriola" svg:font-family="Gabriol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Che" svg:font-family="BatangChe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abriola" fo:font-size="16pt" style:text-underline-style="solid" style:text-underline-width="auto" style:text-underline-color="font-color" style:font-name-asian="BatangChe" style:font-size-asian="16pt" style:font-size-complex="16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Gabriola" fo:font-size="16pt" style:text-underline-style="solid" style:text-underline-width="auto" style:text-underline-color="font-color" style:font-name-asian="BatangCh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‘u’I’I’u’u’u’u’u’<text:span text:style-name="T1">’</text:span>’u’u’u’u’<text:span text:style-name="T1">u’’</text:span>uu<text:span text:style-name="T1">uuuu’u’</text:span></text:p>
      <text:p text:style-name="Standard"><text:span text:style-name="T1">dathúil</text:span></text:p>
      <text:p text:style-name="Standard"><text:span text:style-name="T2">dathúil</text:span></text:p>
      <text:p text:style-name="P1"/>
      <text:p text:style-name="Style1">dathúil</text:p>
      <text:p text:style-name="P1"><text:bookmark text:name="_GoBack"/>https://www.themuse.com/advice/6-things-you-should-put-on-your-personal-websiteand-6-things-to-avoid-at-all-cost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Gabriola" svg:font-family="Gabriol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BatangChe" svg:font-family="BatangChe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yle1" style:family="paragraph" style:parent-style-name="Standard" style:default-outline-level="" style:list-style-name="">
      <style:text-properties style:font-name="Gabriola" fo:font-size="16pt" fo:letter-spacing="0.035cm" style:text-underline-style="solid" style:text-underline-width="auto" style:text-underline-color="font-color" style:font-name-asian="BatangChe" style:font-size-asian="16pt" style:font-size-complex="16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tyle1_20_Char" style:display-name="Style1 Char" style:family="text" style:parent-style-name="Default_20_Paragraph_20_Font">
      <style:text-properties style:font-name="Gabriola" fo:font-size="16pt" fo:letter-spacing="0.035cm" style:text-underline-style="solid" style:text-underline-width="auto" style:text-underline-color="font-color" style:font-name-asian="BatangChe" style:font-size-asian="16pt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nor Kelly</meta:initial-creator>
    <dc:creator>Conor Kelly</dc:creator>
    <meta:editing-cycles>2</meta:editing-cycles>
    <meta:creation-date>2018-05-08T13:41:00</meta:creation-date>
    <dc:date>2019-02-08T21:43:39.62</dc:date>
    <meta:editing-duration>PT54S</meta:editing-duration>
    <meta:generator>OpenOffice/4.1.3$Win32 OpenOffice.org_project/413m1$Build-9783</meta:generator>
    <meta:document-statistic meta:table-count="0" meta:image-count="0" meta:object-count="0" meta:page-count="1" meta:paragraph-count="5" meta:word-count="6" meta:character-count="1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